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5.8571in"/>
    </style:style>
    <style:style style:name="co3" style:family="table-column">
      <style:table-column-properties fo:break-before="auto" style:column-width="0.8898in"/>
    </style:style>
    <style:style style:name="co4" style:family="table-column">
      <style:table-column-properties fo:break-before="auto" style:column-width="2.3083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681in"/>
    </style:style>
    <style:style style:name="co8" style:family="table-column">
      <style:table-column-properties fo:break-before="auto" style:column-width="0.8929in"/>
    </style:style>
    <style:style style:name="co9" style:family="table-column">
      <style:table-column-properties fo:break-before="auto" style:column-width="0.4425in"/>
    </style:style>
    <style:style style:name="co10" style:family="table-column">
      <style:table-column-properties fo:break-before="auto" style:column-width="0.389in"/>
    </style:style>
    <style:style style:name="co11" style:family="table-column">
      <style:table-column-properties fo:break-before="auto" style:column-width="0.313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>
            <text:p>Block</text:p>
          </table:table-cell>
          <table:table-cell office:value-type="string">
            <text:p><text:s/>Question</text:p>
          </table:table-cell>
          <table:table-cell office:value-type="string">
            <text:p><text:s/>Resource</text:p>
          </table:table-cell>
          <table:table-cell office:value-type="string">
            <text:p><text:s/>Option(s)</text:p>
          </table:table-cell>
          <table:table-cell office:value-type="string">
            <text:p>exclusive</text:p>
          </table:table-cell>
          <table:table-cell office:value-type="string">
            <text:p>ordered</text:p>
          </table:table-cell>
          <table:table-cell office:value-type="string">
            <text:p>pertub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ow likely are you to enjoy sitting next to a baby on a plane?</text:p>
          </table:table-cell>
          <table:table-cell office:value-type="string">
            <text:p><text:s/></text:p>
          </table:table-cell>
          <table:table-cell office:value-type="string">
            <text:p><text:s/>Not Likely</text:p>
          </table:table-cell>
          <table:table-cell table:number-columns-repeated="3" office:value-type="string">
            <text:p><text:s/>yes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string">
            <text:p><text:s/>Not Sure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string">
            <text:p><text:s/>Somewhat Likely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string">
            <text:p><text:s/>Very Likely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string">
            <text:p><text:s/>Most Certainly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w confident are you that the sound you're about to hear is from a crying baby?</text:p>
          </table:table-cell>
          <table:table-cell office:value-type="string">
            <text:p><text:s/>https://dl.dropboxusercontent.com/u/44930665/survey_resources/waaahhh.wav</text:p>
          </table:table-cell>
          <table:table-cell table:style-name="ce1" office:value-type="string">
            <text:p><text:s/>[Least ; Less ; ; More ; Most]</text:p>
          </table:table-cell>
          <table:table-cell table:number-columns-repeated="3" office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uld you describe the following image as 'cute'?</text:p>
          </table:table-cell>
          <table:table-cell office:value-type="string">
            <text:p><text:s/>https://dl.dropboxusercontent.com/u/44930665/survey_resources/cherubic_child.jpeg</text:p>
          </table:table-cell>
          <table:table-cell table:style-name="ce1" office:value-type="string">
            <text:p>[Yes ; No ; I don't understand the question]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<text:s/>yes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ow likely are you to enjoy sitting through Snakes on a Plane? Check all that apply.</text:p>
          </table:table-cell>
          <table:table-cell/>
          <table:table-cell office:value-type="string">
            <text:p>''[I'd rather sit on a snake on a plane, <text:s/>I lurve me some Samuel L. Jackson, <text:s/>It depends on my level of intoxication, <text:s/>I've sat through worse]''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hat is your age?</text:p>
          </table:table-cell>
          <table:table-cell/>
          <table:table-cell office:value-type="string">
            <text:p><text:s/>[&lt;18 ; 18-25 ; 26-35 ; 36-45; 46-65;66+]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hat is your year of birth?</text:p>
          </table:table-cell>
          <table:table-cell office:value-type="string">
            <text:p><text:s/>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<text:s/>yes</text:p>
          </table:table-cell>
          <table:table-cell office:value-type="string">
            <text:p><text:s/>no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float" office:value="1992">
            <text:p>199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float" office:value="1991">
            <text:p>199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float" office:value="1990">
            <text:p>199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string">
            <text:p><text:s/>[[1991-1982]]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float" office:value="1983">
            <text:p>198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float" office:value="1982">
            <text:p>198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office:value-type="float" office:value="1981">
            <text:p>1981</text:p>
          </table:table-cell>
          <table:table-cell table:number-columns-repeated="8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hat year were you born?</text:p>
          </table:table-cell>
          <table:table-cell office:value-type="string">
            <text:p><text:s/></text:p>
          </table:table-cell>
          <table:table-cell office:value-type="string">
            <text:p><text:s/>[[1920-1993]]</text:p>
          </table:table-cell>
          <table:table-cell table:number-columns-repeated="2" office:value-type="string">
            <text:p><text:s/>yes</text:p>
          </table:table-cell>
          <table:table-cell office:value-type="string">
            <text:p><text:s/>no</text:p>
          </table:table-cell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Have you ever sat next to a baby on a plane while watching Snakes on a Plane?</text:p>
          </table:table-cell>
          <table:table-cell office:value-type="string">
            <text:p><text:s/></text:p>
          </table:table-cell>
          <table:table-cell table:number-columns-repeated="2" office:value-type="string">
            <text:p><text:s/>yes</text:p>
          </table:table-cell>
          <table:table-cell office:value-type="string">
            <text:p><text:s/>no</text:p>
          </table:table-cell>
          <table:table-cell office:value-type="string">
            <text:p><text:s/>ye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<text:s/>no</text:p>
          </table:table-cell>
          <table:table-cell table:number-columns-repeated="8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How desperately bored would you have to be to watch a film about baby snakes on a Plane?</text:p>
          </table:table-cell>
          <table:table-cell office:value-type="string">
            <text:p><text:s/></text:p>
          </table:table-cell>
          <table:table-cell office:value-type="string">
            <text:p><text:s/>[Very Bored ; Mildly Bored ; Zoned Out ; Interested ; Fascinated]</text:p>
          </table:table-cell>
          <table:table-cell table:number-columns-repeated="3" office:value-type="string">
            <text:p>yes</text:p>
          </table:table-cell>
          <table:table-cell table:number-columns-repeated="5"/>
        </table:table-row>
        <table:table-row table:style-name="ro2" table:number-rows-repeated="1048553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6">00/00/0000</text:date>, <text:time style:data-style-name="N2" text:time-value="0000-00-00T10:50: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date>2013-06-26T10:53:05</dc:date>
    <dc:creator>etosch </dc:creator>
    <meta:editing-duration>P0D</meta:editing-duration>
    <meta:editing-cycles>1</meta:editing-cycles>
    <meta:document-statistic meta:table-count="1" meta:cell-count="91" meta:object-count="0"/>
  </office:meta>
</office:document-meta>
</file>